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none" style:text-line-through-type="none"/>
    </style:style>
    <style:style style:name="P2" style:family="paragraph" style:parent-style-name="Preformatted_20_Text">
      <style:text-properties officeooo:rsid="001770ba" officeooo:paragraph-rsid="001770ba"/>
    </style:style>
    <style:style style:name="P3" style:family="paragraph" style:parent-style-name="Preformatted_20_Text">
      <style:text-properties officeooo:rsid="001770ba" officeooo:paragraph-rsid="0017b3ce"/>
    </style:style>
    <style:style style:name="P4" style:family="paragraph" style:parent-style-name="Preformatted_20_Text">
      <style:text-properties officeooo:paragraph-rsid="0017b3ce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1770ba"/>
    </style:style>
    <style:style style:name="T3" style:family="text">
      <style:text-properties officeooo:rsid="0017b3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1-¿Que extensión tienen los ficheros de disco duro virtual en virtualbox?</text:p>
      <text:p text:style-name="Preformatted_20_Text"></text:p>
      <text:p text:style-name="Preformatted_20_Text">VDI</text:p>
      <text:p text:style-name="Preformatted_20_Text"></text:p>
      <text:p text:style-name="Preformatted_20_Text">2-Modo de red que configurable en las interfaces de una maquina virtual que permite recibir conexiones entrantes y la IP puede ser </text:p>
      <text:p text:style-name="Preformatted_20_Text">fija o dinámica.</text:p>
      <text:p text:style-name="Preformatted_20_Text"></text:p>
      <text:p text:style-name="Preformatted_20_Text">Adaptador puente.</text:p>
      <text:p text:style-name="Preformatted_20_Text"></text:p>
      <text:p text:style-name="Preformatted_20_Text">3-En una máquina virtual con la interfac configurada en modo NAT. </text:p>
      <text:p text:style-name="Preformatted_20_Text"></text:p>
      <text:p text:style-name="Preformatted_20_Text">La configuración ip de la maquina huesped debe ser dinámica.</text:p>
      <text:p text:style-name="Preformatted_20_Text"></text:p>
      <text:p text:style-name="Preformatted_20_Text">4-Explica la diferencia que hay normalmente en la forma de implementar la memoria virtual en linux y en windows.</text:p>
      <text:p text:style-name="Preformatted_20_Text"></text:p>
      <text:p text:style-name="Preformatted_20_Text">En linux se crea la partición de swap para gestionar la memoria y en windows existe el archivo pagefile.sys.</text:p>
      <text:p text:style-name="Preformatted_20_Text"></text:p>
      <text:p text:style-name="Preformatted_20_Text">5-En un esquema de gestión de memoria paginado, el tamaño de las páginas es:</text:p>
      <text:p text:style-name="Preformatted_20_Text"></text:p>
      <text:p text:style-name="Preformatted_20_Text">Fijo</text:p>
      <text:p text:style-name="Preformatted_20_Text"></text:p>
      <text:p text:style-name="Preformatted_20_Text">6-Suponiendo que el directorio actual es PROGRAMAS</text:p>
      <text:p text:style-name="Preformatted_20_Text"></text:p>
      <text:p text:style-name="Preformatted_20_Text">s:\Windows2020\TEXTOS\TXTS</text:p>
      <text:p text:style-name="Preformatted_20_Text"><text:tab/><text:tab/> <text:s text:c="5"/>\LOGS</text:p>
      <text:p text:style-name="Preformatted_20_Text"><text:s text:c="15"/>\PROGRAMAS</text:p>
      <text:p text:style-name="Preformatted_20_Text"><text:tab/><text:tab/>\VARIOS</text:p>
      <text:p text:style-name="Preformatted_20_Text"><text:tab/><text:tab/>\LIBRERIAS</text:p>
      <text:p text:style-name="Preformatted_20_Text"></text:p>
      <text:p text:style-name="Preformatted_20_Text">Comando completo para meter la ayuda de FORMAT en un fichero nuevo llamado ayuda-format.txt dentro de TXTS.</text:p>
      <text:p text:style-name="Preformatted_20_Text"></text:p>
      <text:p text:style-name="Preformatted_20_Text">format /? &gt; ..\TEXTOS\TXTS\ayuda-format.txt</text:p>
      <text:p text:style-name="Preformatted_20_Text"></text:p>
      <text:p text:style-name="Preformatted_20_Text">7-Utilidad en linea de comandos de windows para gestionar particiones de disco</text:p>
      <text:p text:style-name="Preformatted_20_Text"></text:p>
      <text:p text:style-name="Preformatted_20_Text">diskpart</text:p>
      <text:p text:style-name="Preformatted_20_Text"></text:p>
      <text:p text:style-name="Preformatted_20_Text">8-Número maximo de particiones primarias en GPT</text:p>
      <text:p text:style-name="Preformatted_20_Text"></text:p>
      <text:p text:style-name="Preformatted_20_Text">128</text:p>
      <text:p text:style-name="Preformatted_20_Text"></text:p>
      <text:p text:style-name="Preformatted_20_Text">9- Comandos para renombrar directorios en windows.</text:p>
      <text:p text:style-name="Preformatted_20_Text"></text:p>
      <text:p text:style-name="Preformatted_20_Text">rename, ren, move.</text:p>
      <text:p text:style-name="Preformatted_20_Text"></text:p>
      <text:p text:style-name="Preformatted_20_Text">10-Si tengo una particion extendida que incluye 3 logicas, ¿cuantas particiones primarias puedo tener como máximo?</text:p>
      <text:p text:style-name="Preformatted_20_Text"></text:p>
      <text:p text:style-name="Preformatted_20_Text">3 primarias</text:p>
      <text:p text:style-name="Preformatted_20_Text"></text:p>
      <text:p text:style-name="Preformatted_20_Text">11-Tengo un fichero animales.txt con este contenido:</text:p>
      <text:p text:style-name="Preformatted_20_Text"></text:p>
      <text:p text:style-name="Preformatted_20_Text">252. Gambusia atrora rosen y badey "Guapicon de san luis"</text:p>
      <text:p text:style-name="Preformatted_20_Text">234. Lepornis Punctanus (Valenciennes) "Pez de sol manchado"</text:p>
      <text:p text:style-name="Preformatted_20_Text">388. Cichasoma bartoni (Bean) "Mojarra caracola"</text:p>
      <text:p text:style-name="Preformatted_20_Text">323. Fundulus rebrinus jordan y gilbert "pez zebra"</text:p>
      <text:p text:style-name="Preformatted_20_Text"></text:p>
      <text:p text:style-name="Preformatted_20_Text">¿Cual es el comando CMD para mostrar solo las lineas con la palabra pez?</text:p>
      <text:p text:style-name="Preformatted_20_Text"></text:p>
      <text:p text:style-name="Preformatted_20_Text">Type animales.txt | find pez</text:p>
      <text:p text:style-name="Preformatted_20_Text"><text:soft-page-break/></text:p>
      <text:p text:style-name="Preformatted_20_Text">12-Cual es el contenido del fichero hola.txt tras la siguiente secuencia de comandos.</text:p>
      <text:p text:style-name="Preformatted_20_Text"></text:p>
      <text:p text:style-name="Preformatted_20_Text">echo -n HOLA QUE TAL &gt; hola.txt</text:p>
      <text:p text:style-name="Preformatted_20_Text">echo -n ADIOS &gt; adios.txt</text:p>
      <text:p text:style-name="Preformatted_20_Text">cat adios.txt &gt; hola.txt</text:p>
      <text:p text:style-name="Preformatted_20_Text"></text:p>
      <text:p text:style-name="Preformatted_20_Text">Lo que contiene es la palabra ADIOS.</text:p>
      <text:p text:style-name="Preformatted_20_Text"></text:p>
      <text:p text:style-name="Preformatted_20_Text">13-Nombre del comando de linux que sirve para ver el contenido de un fichero de texto plano.</text:p>
      <text:p text:style-name="Preformatted_20_Text"></text:p>
      <text:p text:style-name="Preformatted_20_Text">CAT</text:p>
      <text:p text:style-name="Preformatted_20_Text"></text:p>
      <text:p text:style-name="Preformatted_20_Text">14-En una maquina host con 8GB de memoria:</text:p>
      <text:p text:style-name="Preformatted_20_Text"></text:p>
      <text:p text:style-name="Preformatted_20_Text">Puedo tener 2 máquinas GUEST arrancadas simultaneamente con 2048 MB asignados.</text:p>
      <text:p text:style-name="Preformatted_20_Text"></text:p>
      <text:p text:style-name="Preformatted_20_Text">15- Virtualbox es un software de virtualizacion.</text:p>
      <text:p text:style-name="Preformatted_20_Text"></text:p>
      <text:p text:style-name="Preformatted_20_Text">de Oracle y tipo 2</text:p>
      <text:p text:style-name="Preformatted_20_Text"></text:p>
      <text:p text:style-name="Preformatted_20_Text">16 Cuales de los siguientes sistemas de ficheros es en general más rapido respecto a su acceso?</text:p>
      <text:p text:style-name="Preformatted_20_Text"></text:p>
      <text:p text:style-name="Preformatted_20_Text">FAT 32 respecto de NTFS y EXT4</text:p>
      <text:p text:style-name="Preformatted_20_Text"></text:p>
      <text:p text:style-name="Preformatted_20_Text">17 En virtualbox para acceder desde una maquina virtual a una carpeta compartida del anfitrion poniendo \\vboxsrv\compartida</text:p>
      <text:p text:style-name="Preformatted_20_Text">debo tener:</text:p>
      <text:p text:style-name="Preformatted_20_Text"></text:p>
      <text:p text:style-name="Preformatted_20_Text">Instaladas las guest aditions</text:p>
      <text:p text:style-name="Preformatted_20_Text"></text:p>
      <text:p text:style-name="Preformatted_20_Text">18 El software de virtualizacion hypervisor de tipo 1 de vmware se llama:</text:p>
      <text:p text:style-name="Preformatted_20_Text"></text:p>
      <text:p text:style-name="Preformatted_20_Text">ESXI</text:p>
      <text:p text:style-name="Preformatted_20_Text"></text:p>
      <text:p text:style-name="Preformatted_20_Text">19-Tamaño maximo en GB de un fichero en FAT</text:p>
      <text:p text:style-name="Preformatted_20_Text"></text:p>
      <text:p text:style-name="Preformatted_20_Text">4GB</text:p>
      <text:p text:style-name="Preformatted_20_Text"></text:p>
      <text:p text:style-name="Preformatted_20_Text">20-Los comandos para mover, borrar y ver el contenido de ficheros ASCII en CMD son:</text:p>
      <text:p text:style-name="Preformatted_20_Text"></text:p>
      <text:p text:style-name="Preformatted_20_Text">MOVE,DEL,TYPE</text:p>
      <text:p text:style-name="Preformatted_20_Text"></text:p>
      <text:p text:style-name="Preformatted_20_Text">21-Comando completo para hacer un enlace simbolico en linux en el directorio actual llamado config hacia el directorio</text:p>
      <text:p text:style-name="Preformatted_20_Text">/etc.</text:p>
      <text:p text:style-name="Preformatted_20_Text"></text:p>
      <text:p text:style-name="Preformatted_20_Text">ln -s /etc config</text:p>
      <text:p text:style-name="Preformatted_20_Text"></text:p>
      <text:p text:style-name="Preformatted_20_Text">22-El nucleo estable de linux actual es :</text:p>
      <text:p text:style-name="Preformatted_20_Text"></text:p>
      <text:p text:style-name="Preformatted_20_Text">6.0.5</text:p>
      <text:p text:style-name="Preformatted_20_Text"></text:p>
      <text:p text:style-name="Preformatted_20_Text">23-Papelera de reciclaje en linux.</text:p>
      <text:p text:style-name="Preformatted_20_Text"></text:p>
      <text:p text:style-name="Preformatted_20_Text">.Trash</text:p>
      <text:p text:style-name="Preformatted_20_Text"></text:p>
      <text:p text:style-name="Preformatted_20_Text">24-Paquetes caracteristicos de- las distribuciones Linux Redhat, fedora y centos </text:p>
      <text:p text:style-name="Preformatted_20_Text"></text:p>
      <text:p text:style-name="Preformatted_20_Text"><text:soft-page-break/>rpm</text:p>
      <text:p text:style-name="Preformatted_20_Text"></text:p>
      <text:p text:style-name="Preformatted_20_Text">25-Cual de los siguientes sistemas de archivos es mas fiable:</text:p>
      <text:p text:style-name="Preformatted_20_Text"></text:p>
      <text:p text:style-name="Preformatted_20_Text">EXT4 respecto de FAT 32 , FAT 16 y EXT2</text:p>
      <text:p text:style-name="Preformatted_20_Text"></text:p>
      <text:p text:style-name="Preformatted_20_Text">26-De que tipos son los enlaces?</text:p>
      <text:p text:style-name="Preformatted_20_Text"></text:p>
      <text:p text:style-name="Preformatted_20_Text">Simbolicos</text:p>
      <text:p text:style-name="Preformatted_20_Text"></text:p>
      <text:p text:style-name="Preformatted_20_Text">27-Para ver la ayuda de un comando en CMD?</text:p>
      <text:p text:style-name="Preformatted_20_Text"></text:p>
      <text:p text:style-name="Preformatted_20_Text">Comando /?</text:p>
      <text:p text:style-name="Preformatted_20_Text"></text:p>
      <text:p text:style-name="Preformatted_20_Text">28-El software de virtualizacion Virtualbox necesita?</text:p>
      <text:p text:style-name="Preformatted_20_Text"></text:p>
      <text:p text:style-name="Preformatted_20_Text">Sistema operativo anfitrion.</text:p>
      <text:p text:style-name="Preformatted_20_Text"></text:p>
      <text:p text:style-name="Preformatted_20_Text">29-Suponiendo que el directorio actual es PROGRAMAS</text:p>
      <text:p text:style-name="Preformatted_20_Text"></text:p>
      <text:p text:style-name="Preformatted_20_Text">s:\Windows2020\TEXTOS\TXTS</text:p>
      <text:p text:style-name="Preformatted_20_Text"><text:tab/><text:tab/> <text:s text:c="5"/>\LOGS</text:p>
      <text:p text:style-name="Preformatted_20_Text"><text:s text:c="15"/>\PROGRAMAS</text:p>
      <text:p text:style-name="Preformatted_20_Text"><text:tab/><text:tab/>\VARIOS</text:p>
      <text:p text:style-name="Preformatted_20_Text"><text:tab/><text:tab/>\LIBRERIAS</text:p>
      <text:p text:style-name="Preformatted_20_Text"></text:p>
      <text:p text:style-name="Preformatted_20_Text">Comando completo para copiar todos los ficheros con extension .exe de c:\windows\system32 que comiencen por a y cuyo </text:p>
      <text:p text:style-name="Preformatted_20_Text">nombre tenga 3 caracteres o menos al directorio programas (suponed que el directorio actual es s:\)</text:p>
      <text:p text:style-name="Preformatted_20_Text"></text:p>
      <text:p text:style-name="Preformatted_20_Text">copy c:\windows\system32\a??.exe s:\windows2020\Programas</text:p>
      <text:p text:style-name="Preformatted_20_Text"></text:p>
      <text:p text:style-name="Preformatted_20_Text">30-Para cual de los siguientes dispositivos se utiliza DMA?</text:p>
      <text:p text:style-name="Preformatted_20_Text"></text:p>
      <text:p text:style-name="Preformatted_20_Text">CDROM</text:p>
      <text:p text:style-name="Preformatted_20_Text"></text:p>
      <text:p text:style-name="Preformatted_20_Text">31-Windows no puede acceder de forma nativa a sistemas de ficheros (seleccionar 2)</text:p>
      <text:p text:style-name="Preformatted_20_Text"></text:p>
      <text:p text:style-name="Preformatted_20_Text">EXT4 Y BTRFS</text:p>
      <text:p text:style-name="Preformatted_20_Text"></text:p>
      <text:p text:style-name="Preformatted_20_Text">32-Comando para crear en la raiz de S: un fichero llamado arbol.txt con todo el contenido de la unidad c:\ incluyendo ficheros</text:p>
      <text:p text:style-name="Preformatted_20_Text"></text:p>
      <text:p text:style-name="Preformatted_20_Text">tree /F c:\ &gt; s:\arbol.txt</text:p>
      <text:p text:style-name="Preformatted_20_Text"></text:p>
      <text:p text:style-name="Preformatted_20_Text">33-Suponiendo que el directorio actual es PROGRAMAS</text:p>
      <text:p text:style-name="Preformatted_20_Text"></text:p>
      <text:p text:style-name="Preformatted_20_Text">s:\Windows2020\TEXTOS\TXTS</text:p>
      <text:p text:style-name="Preformatted_20_Text"><text:tab/><text:tab/> <text:s text:c="5"/>\LOGS</text:p>
      <text:p text:style-name="Preformatted_20_Text"><text:s text:c="15"/>\PROGRAMAS</text:p>
      <text:p text:style-name="Preformatted_20_Text"><text:tab/><text:tab/>\VARIOS</text:p>
      <text:p text:style-name="Preformatted_20_Text"><text:tab/><text:tab/>\LIBRERIAS</text:p>
      <text:p text:style-name="Preformatted_20_Text"></text:p>
      <text:p text:style-name="Preformatted_20_Text">y suponiendo que el directorio actual es s:\windows2020</text:p>
      <text:p text:style-name="Preformatted_20_Text"></text:p>
      <text:p text:style-name="Preformatted_20_Text">comando para renombrar la carpeta programas a programs</text:p>
      <text:p text:style-name="Preformatted_20_Text"></text:p>
      <text:p text:style-name="Preformatted_20_Text">Move programas programs</text:p>
      <text:p text:style-name="Preformatted_20_Text"></text:p>
      <text:p text:style-name="Preformatted_20_Text">34-Extension de los paquetes de windows installer</text:p>
      <text:p text:style-name="Preformatted_20_Text"></text:p>
      <text:p text:style-name="Preformatted_20_Text">.msi</text:p>
      <text:p text:style-name="Preformatted_20_Text"><text:soft-page-break/></text:p>
      <text:p text:style-name="Preformatted_20_Text">35-Di el nombre de una distro Linux basada en RedHat.</text:p>
      <text:p text:style-name="Preformatted_20_Text"></text:p>
      <text:p text:style-name="Preformatted_20_Text">CentOS</text:p>
      <text:p text:style-name="Preformatted_20_Text"></text:p>
      <text:p text:style-name="Preformatted_20_Text">36-¿Que no es posible cuando virtualizamos?</text:p>
      <text:p text:style-name="Preformatted_20_Text"></text:p>
      <text:p text:style-name="Preformatted_20_Text">Que la máquina huesped sea sea de 64 bits si el microprocesador carece de la extensiones intelVT o AMD-V</text:p>
      <text:p text:style-name="Preformatted_20_Text"></text:p>
      <text:p text:style-name="Preformatted_20_Text">37-Fichero donde se configura el nombre del servidor en Linux.</text:p>
      <text:p text:style-name="Preformatted_20_Text"></text:p>
      <text:p text:style-name="Preformatted_20_Text">/etc/hostname</text:p>
      <text:p text:style-name="Preformatted_20_Text"></text:p>
      <text:p text:style-name="Preformatted_20_Text">38-El espacio lógico de memoria virtual que ven los procesos es:</text:p>
      <text:p text:style-name="Preformatted_20_Text"></text:p>
      <text:p text:style-name="Preformatted_20_Text">El tamaño de memoria fisica mas el tamaño del area de swap en disco.</text:p>
      <text:p text:style-name="Preformatted_20_Text"></text:p>
      <text:p text:style-name="Preformatted_20_Text">39-Explicamente que es y para que sirve la variable PATH en linux y en windows.</text:p>
      <text:p text:style-name="Preformatted_20_Text"></text:p>
      <text:p text:style-name="Preformatted_20_Text">Es la variable que utiliza el sistema operativo para buscar los ejecutables necesarios desde la linea de comando o el terminal.</text:p>
      <text:p text:style-name="Preformatted_20_Text"></text:p>
      <text:p text:style-name="Preformatted_20_Text">40- UID Y GID del usuario root</text:p>
      <text:p text:style-name="Preformatted_20_Text"></text:p>
      <text:p text:style-name="Preformatted_20_Text">0</text:p>
      <text:p text:style-name="Preformatted_20_Text"></text:p>
      <text:p text:style-name="Preformatted_20_Text">41-Para poder usar el cliente hyper ven windows el microprocesador debe tener:</text:p>
      <text:p text:style-name="Preformatted_20_Text"></text:p>
      <text:p text:style-name="Preformatted_20_Text">SLAT Y INTEL VTD Y TDP eficiente</text:p>
      <text:p text:style-name="Preformatted_20_Text"></text:p>
      <text:p text:style-name="Preformatted_20_Text">42-Cual de las siguientes interrupciones del sistema es la menos prioritaria </text:p>
      <text:p text:style-name="Preformatted_20_Text"></text:p>
      <text:p text:style-name="Preformatted_20_Text">IRQ 9 tarjeta de red</text:p>
      <text:p text:style-name="Preformatted_20_Text"></text:p>
      <text:p text:style-name="Preformatted_20_Text">43-Cuando a algun proceso le falta algun recurso necesario para su ejecucion está:</text:p>
      <text:p text:style-name="Preformatted_20_Text"></text:p>
      <text:p text:style-name="Preformatted_20_Text">bloqueado e/s o wait i/o</text:p>
      <text:p text:style-name="Preformatted_20_Text"></text:p>
      <text:p text:style-name="Preformatted_20_Text">44-Tipo de enlace en windows adecuado para hacer un link hacia una carpeta en otra parte del disco en el mismo ordenador.</text:p>
      <text:p text:style-name="Preformatted_20_Text"></text:p>
      <text:p text:style-name="Preformatted_20_Text">union</text:p>
      <text:p text:style-name="Preformatted_20_Text"></text:p>
      <text:p text:style-name="Preformatted_20_Text">45- La instalacion server core de windows server 2012 R2 lo instala en modo:</text:p>
      <text:p text:style-name="Preformatted_20_Text"></text:p>
      <text:p text:style-name="Preformatted_20_Text">CLI</text:p>
      <text:p text:style-name="Preformatted_20_Text"></text:p>
      <text:p text:style-name="Preformatted_20_Text">46 Comando en linux para cambiar de ususario.</text:p>
      <text:p text:style-name="Preformatted_20_Text"></text:p>
      <text:p text:style-name="Preformatted_20_Text">SU</text:p>
      <text:p text:style-name="Preformatted_20_Text"></text:p>
      <text:p text:style-name="Preformatted_20_Text">47-Partes de un sistema operativo.</text:p>
      <text:p text:style-name="Preformatted_20_Text"></text:p>
      <text:p text:style-name="Preformatted_20_Text">Proteccion y seguridad</text:p>
      <text:p text:style-name="Preformatted_20_Text">GUI/CLI</text:p>
      <text:p text:style-name="Preformatted_20_Text">Gestor de sistema de archivos</text:p>
      <text:p text:style-name="Preformatted_20_Text">Gestor de E/S</text:p>
      <text:p text:style-name="Preformatted_20_Text">Gestor de procesadores</text:p>
      <text:p text:style-name="Preformatted_20_Text">Gestor de memoria</text:p>
      <text:p text:style-name="Preformatted_20_Text"></text:p>
      <text:p text:style-name="Preformatted_20_Text">48-Software de virtualizacion actual de microsoft:</text:p>
      <text:p text:style-name="Preformatted_20_Text"></text:p>
      <text:p text:style-name="Preformatted_20_Text"><text:soft-page-break/>HYPER-V</text:p>
      <text:p text:style-name="Preformatted_20_Text"></text:p>
      <text:p text:style-name="Preformatted_20_Text">49- Fichero donde se configuran los respositorios en Debian/Ubuntu</text:p>
      <text:p text:style-name="Preformatted_20_Text"></text:p>
      <text:p text:style-name="Preformatted_20_Text">/etc/apt/sources.list</text:p>
      <text:p text:style-name="Preformatted_20_Text"></text:p>
      <text:p text:style-name="Preformatted_20_Text">50-En que modo de red debo poner la máquina virtual para poder navegar desde la misma pero no poder recibir conexiones</text:p>
      <text:p text:style-name="Preformatted_20_Text">entrantes.</text:p>
      <text:p text:style-name="Preformatted_20_Text"></text:p>
      <text:p text:style-name="Preformatted_20_Text">NAT´</text:p>
      <text:p text:style-name="Preformatted_20_Text"></text:p>
      <text:p text:style-name="Preformatted_20_Text">51- Explica brevemente los modos más habituales de red de las interfaces de maquinas virtuales.</text:p>
      <text:p text:style-name="Preformatted_20_Text"></text:p>
      <text:p text:style-name="Preformatted_20_Text">NAT: Puedo navegar pero no recibir conexiones.</text:p>
      <text:p text:style-name="Preformatted_20_Text">Puente:Permite la comunicacion entre huesped y anfitrion, tambien navegar.</text:p>
      <text:p text:style-name="Preformatted_20_Text">Red NAT: Permite comunicar varias maquinas entre si , pero no pueden recibir conexion desde afuera.</text:p>
      <text:p text:style-name="Preformatted_20_Text">Red interna: Permite crear una red lan de maquinas virtuales, sin conexion saliente.</text:p>
      <text:p text:style-name="Preformatted_20_Text">Host only: Permite la comunicacion entre huesped y anfitrion.</text:p>
      <text:p text:style-name="Preformatted_20_Text"></text:p>
      <text:p text:style-name="Preformatted_20_Text">52-Comando en Debian\Ubuntu para instalar paquetes sin que se resuelvan sus dependencias.</text:p>
      <text:p text:style-name="Preformatted_20_Text"></text:p>
      <text:p text:style-name="Preformatted_20_Text">dpkg<text:span text:style-name="T1"> -</text:span><text:span text:style-name="T2">i</text:span></text:p>
      <text:p text:style-name="P1"></text:p>
      <text:p text:style-name="Preformatted_20_Text">53-Cual de estos comandos de linux permite borrar carpetas aunque no esten vacias sin preguntar?</text:p>
      <text:p text:style-name="Preformatted_20_Text"></text:p>
      <text:p text:style-name="Preformatted_20_Text">rm -rf</text:p>
      <text:p text:style-name="Preformatted_20_Text"/>
      <text:p text:style-name="P2">55-En qué modo de red debo poner una máquina virtual para poder navegar desde la misma pero no poder recibir conexiones entrantes.</text:p>
      <text:p text:style-name="P2"/>
      <text:p text:style-name="P2">NAT</text:p>
      <text:p text:style-name="Preformatted_20_Text"/>
      <text:p text:style-name="P2">57-Explica brevemente los modos más habituales de red de las interfaces de máquinas virtuales</text:p>
      <text:p text:style-name="Preformatted_20_Text"></text:p>
      <text:p text:style-name="P2">Adaptador puente ; NAT ; Red interna ; </text:p>
      <text:p text:style-name="P2"/>
      <text:p text:style-name="P4"><text:span text:style-name="T3">5</text:span>9- Fichero donde se configuran los respositorios en Debian/Ubuntu</text:p>
      <text:p text:style-name="P4"></text:p>
      <text:p text:style-name="P3">/etc/apt/sources.list</text:p>
      <text:p text:style-name="P2"/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30T11:07:18.810694269</dc:date>
    <meta:editing-duration>PT21M37S</meta:editing-duration>
    <meta:editing-cycles>2</meta:editing-cycles>
    <meta:document-statistic meta:table-count="0" meta:image-count="0" meta:object-count="0" meta:page-count="5" meta:paragraph-count="279" meta:word-count="1096" meta:character-count="7181" meta:non-whitespace-character-count="5877"/>
    <meta:generator>LibreOffice/6.4.7.2$Linux_X86_64 LibreOffice_project/40$Build-2</meta:generator>
  </office:meta>
</office:document-meta>
</file>